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c4e3f" officeooo:paragraph-rsid="001c4e3f" style:font-weight-asian="bold" style:font-weight-complex="bold"/>
    </style:style>
    <style:style style:name="P2" style:family="paragraph" style:parent-style-name="Standard">
      <style:paragraph-properties fo:text-align="start" style:justify-single-word="false"/>
      <style:text-properties fo:font-weight="bold" officeooo:rsid="001c4e3f" officeooo:paragraph-rsid="001c4e3f" style:font-weight-asian="bold" style:font-weight-complex="bold"/>
    </style:style>
    <style:style style:name="P3" style:family="paragraph" style:parent-style-name="Standard">
      <style:paragraph-properties fo:text-align="start" style:justify-single-word="false"/>
      <style:text-properties fo:font-weight="bold" officeooo:rsid="001c4e3f" officeooo:paragraph-rsid="0023efea" style:font-weight-asian="bold" style:font-weight-complex="bold"/>
    </style:style>
    <style:style style:name="P4" style:family="paragraph" style:parent-style-name="Standard">
      <style:paragraph-properties fo:text-align="start" style:justify-single-word="false"/>
      <style:text-properties fo:font-weight="bold" officeooo:rsid="001d5b2d" officeooo:paragraph-rsid="001d5b2d" style:font-weight-asian="bold" style:font-weight-complex="bold"/>
    </style:style>
    <style:style style:name="P5" style:family="paragraph" style:parent-style-name="Standard">
      <style:paragraph-properties fo:text-align="start" style:justify-single-word="false"/>
      <style:text-properties fo:font-weight="bold" officeooo:rsid="001d5b2d" officeooo:paragraph-rsid="002dce2a" style:font-weight-asian="bold" style:font-weight-complex="bold"/>
    </style:style>
    <style:style style:name="P6" style:family="paragraph" style:parent-style-name="Standard">
      <style:paragraph-properties fo:text-align="start" style:justify-single-word="false"/>
      <style:text-properties fo:font-weight="bold" officeooo:rsid="0030a560" officeooo:paragraph-rsid="0030a560" style:font-weight-asian="bold" style:font-weight-complex="bold"/>
    </style:style>
    <style:style style:name="P7" style:family="paragraph" style:parent-style-name="Standard">
      <style:paragraph-properties fo:text-align="start" style:justify-single-word="false"/>
      <style:text-properties fo:font-weight="bold" officeooo:rsid="003323f5" officeooo:paragraph-rsid="003323f5" style:font-weight-asian="bold" style:font-weight-complex="bold"/>
    </style:style>
    <style:style style:name="P8" style:family="paragraph" style:parent-style-name="Standard">
      <style:paragraph-properties fo:text-align="center" style:justify-single-word="false"/>
      <style:text-properties fo:font-weight="normal" officeooo:rsid="001c4e3f" officeooo:paragraph-rsid="001c4e3f" style:font-weight-asian="normal" style:font-weight-complex="normal"/>
    </style:style>
    <style:style style:name="P9" style:family="paragraph" style:parent-style-name="Standard">
      <style:paragraph-properties fo:text-align="start" style:justify-single-word="false"/>
      <style:text-properties fo:font-weight="normal" officeooo:rsid="001c4e3f" officeooo:paragraph-rsid="001c4e3f" style:font-weight-asian="normal" style:font-weight-complex="normal"/>
    </style:style>
    <style:style style:name="P10" style:family="paragraph" style:parent-style-name="Standard">
      <style:paragraph-properties fo:text-align="start" style:justify-single-word="false"/>
      <style:text-properties fo:font-weight="normal" officeooo:rsid="001c4e3f" officeooo:paragraph-rsid="0028fd87" style:font-weight-asian="normal" style:font-weight-complex="normal"/>
    </style:style>
    <style:style style:name="P11" style:family="paragraph" style:parent-style-name="Standard">
      <style:paragraph-properties fo:text-align="start" style:justify-single-word="false"/>
      <style:text-properties fo:font-weight="normal" officeooo:rsid="002ab1ec" officeooo:paragraph-rsid="002988c1" style:font-weight-asian="normal" style:font-weight-complex="normal"/>
    </style:style>
    <style:style style:name="P12" style:family="paragraph" style:parent-style-name="Standard">
      <style:paragraph-properties fo:text-align="start" style:justify-single-word="false"/>
      <style:text-properties fo:font-weight="normal" officeooo:rsid="002ab1ec" officeooo:paragraph-rsid="002ab1ec" style:font-weight-asian="normal" style:font-weight-complex="normal"/>
    </style:style>
    <style:style style:name="P13" style:family="paragraph" style:parent-style-name="Standard">
      <style:paragraph-properties fo:text-align="start" style:justify-single-word="false"/>
      <style:text-properties fo:font-weight="normal" officeooo:rsid="002d5f0f" officeooo:paragraph-rsid="002d5f0f" style:font-weight-asian="normal" style:font-weight-complex="normal"/>
    </style:style>
    <style:style style:name="P14" style:family="paragraph" style:parent-style-name="Standard">
      <style:paragraph-properties fo:text-align="start" style:justify-single-word="false"/>
      <style:text-properties fo:font-weight="normal" officeooo:rsid="0030a560" officeooo:paragraph-rsid="0030a560" style:font-weight-asian="normal" style:font-weight-complex="normal"/>
    </style:style>
    <style:style style:name="P15" style:family="paragraph" style:parent-style-name="Standard">
      <style:paragraph-properties fo:text-align="start" style:justify-single-word="false"/>
      <style:text-properties fo:font-weight="normal" officeooo:rsid="0030a560" officeooo:paragraph-rsid="003323f5" style:font-weight-asian="normal" style:font-weight-complex="normal"/>
    </style:style>
    <style:style style:name="P16" style:family="paragraph" style:parent-style-name="Standard">
      <style:paragraph-properties fo:text-align="start" style:justify-single-word="false" fo:break-before="page"/>
      <style:text-properties fo:font-weight="normal" officeooo:rsid="001c4e3f" officeooo:paragraph-rsid="001c4e3f" style:font-weight-asian="normal" style:font-weight-complex="normal"/>
    </style:style>
    <style:style style:name="P17" style:family="paragraph" style:parent-style-name="Standard" style:list-style-name="L1">
      <style:paragraph-properties fo:text-align="start" style:justify-single-word="false"/>
      <style:text-properties fo:font-weight="bold" officeooo:rsid="00253b2a" officeooo:paragraph-rsid="00253b2a" style:font-weight-asian="bold" style:font-weight-complex="bold"/>
    </style:style>
    <style:style style:name="P18" style:family="paragraph" style:parent-style-name="Standard" style:list-style-name="L1">
      <style:paragraph-properties fo:text-align="start" style:justify-single-word="false"/>
      <style:text-properties fo:font-weight="bold" officeooo:rsid="0026cc03" officeooo:paragraph-rsid="0026cc03" style:font-weight-asian="bold" style:font-weight-complex="bold"/>
    </style:style>
    <style:style style:name="P19" style:family="paragraph" style:parent-style-name="Standard" style:list-style-name="L5">
      <style:paragraph-properties fo:text-align="start" style:justify-single-word="false"/>
      <style:text-properties fo:font-weight="bold" officeooo:rsid="002f226d" officeooo:paragraph-rsid="0030a560" style:font-weight-asian="bold" style:font-weight-complex="bold"/>
    </style:style>
    <style:style style:name="P20" style:family="paragraph" style:parent-style-name="Standard">
      <style:paragraph-properties fo:text-align="start" style:justify-single-word="false"/>
      <style:text-properties fo:font-weight="bold" officeooo:rsid="003323f5" officeooo:paragraph-rsid="003323f5" style:font-weight-asian="bold" style:font-weight-complex="bold"/>
    </style:style>
    <style:style style:name="P21" style:family="paragraph" style:parent-style-name="Standard">
      <style:paragraph-properties fo:text-align="start" style:justify-single-word="false"/>
      <style:text-properties fo:font-weight="bold" officeooo:rsid="0038dc2b" officeooo:paragraph-rsid="0038dc2b" style:font-weight-asian="bold" style:font-weight-complex="bold"/>
    </style:style>
    <style:style style:name="P22" style:family="paragraph" style:parent-style-name="Standard" style:list-style-name="L1">
      <style:paragraph-properties fo:text-align="start" style:justify-single-word="false"/>
      <style:text-properties fo:font-weight="normal" officeooo:rsid="0026cc03" officeooo:paragraph-rsid="0026cc03" style:font-weight-asian="normal" style:font-weight-complex="normal"/>
    </style:style>
    <style:style style:name="P23" style:family="paragraph" style:parent-style-name="Standard">
      <style:paragraph-properties fo:text-align="start" style:justify-single-word="false"/>
      <style:text-properties fo:font-weight="normal" officeooo:rsid="001f3276" officeooo:paragraph-rsid="002395cf" style:font-weight-asian="normal" style:font-weight-complex="normal"/>
    </style:style>
    <style:style style:name="P24" style:family="paragraph" style:parent-style-name="Standard">
      <style:paragraph-properties fo:text-align="start" style:justify-single-word="false"/>
      <style:text-properties fo:font-weight="normal" officeooo:rsid="00283f96" officeooo:paragraph-rsid="0028fd87" style:font-weight-asian="normal" style:font-weight-complex="normal"/>
    </style:style>
    <style:style style:name="P25" style:family="paragraph" style:parent-style-name="Standard" style:list-style-name="L2">
      <style:paragraph-properties fo:text-align="start" style:justify-single-word="false"/>
      <style:text-properties fo:font-weight="normal" officeooo:rsid="0028fd87" officeooo:paragraph-rsid="0028fd87" style:font-weight-asian="normal" style:font-weight-complex="normal"/>
    </style:style>
    <style:style style:name="P26" style:family="paragraph" style:parent-style-name="Standard" style:list-style-name="L2">
      <style:paragraph-properties fo:text-align="start" style:justify-single-word="false"/>
      <style:text-properties fo:font-weight="normal" officeooo:rsid="002988c1" officeooo:paragraph-rsid="002988c1" style:font-weight-asian="normal" style:font-weight-complex="normal"/>
    </style:style>
    <style:style style:name="P27" style:family="paragraph" style:parent-style-name="Standard" style:list-style-name="L3">
      <style:paragraph-properties fo:text-align="start" style:justify-single-word="false"/>
      <style:text-properties fo:font-weight="normal" officeooo:rsid="002b333f" officeooo:paragraph-rsid="002b333f" style:font-weight-asian="normal" style:font-weight-complex="normal"/>
    </style:style>
    <style:style style:name="P28" style:family="paragraph" style:parent-style-name="Standard" style:list-style-name="L3">
      <style:paragraph-properties fo:text-align="start" style:justify-single-word="false"/>
      <style:text-properties fo:font-weight="normal" officeooo:rsid="002b333f" officeooo:paragraph-rsid="0030a560" style:font-weight-asian="normal" style:font-weight-complex="normal"/>
    </style:style>
    <style:style style:name="P29" style:family="paragraph" style:parent-style-name="Standard" style:list-style-name="L4">
      <style:paragraph-properties fo:text-align="start" style:justify-single-word="false"/>
      <style:text-properties fo:font-weight="normal" officeooo:rsid="002d5f0f" officeooo:paragraph-rsid="002d5f0f" style:font-weight-asian="normal" style:font-weight-complex="normal"/>
    </style:style>
    <style:style style:name="P30" style:family="paragraph" style:parent-style-name="Standard">
      <style:paragraph-properties fo:text-align="start" style:justify-single-word="false"/>
      <style:text-properties fo:font-weight="normal" officeooo:rsid="002dce2a" officeooo:paragraph-rsid="002dce2a" style:font-weight-asian="normal" style:font-weight-complex="normal"/>
    </style:style>
    <style:style style:name="P31" style:family="paragraph" style:parent-style-name="Standard">
      <style:paragraph-properties fo:text-align="start" style:justify-single-word="false"/>
      <style:text-properties fo:font-weight="normal" officeooo:rsid="002f226d" officeooo:paragraph-rsid="002dce2a" style:font-weight-asian="normal" style:font-weight-complex="normal"/>
    </style:style>
    <style:style style:name="P32" style:family="paragraph" style:parent-style-name="Standard" style:list-style-name="L5">
      <style:paragraph-properties fo:text-align="start" style:justify-single-word="false"/>
      <style:text-properties fo:font-weight="normal" officeooo:rsid="0030a560" officeooo:paragraph-rsid="0030a560" style:font-weight-asian="normal" style:font-weight-complex="normal"/>
    </style:style>
    <style:style style:name="P33" style:family="paragraph" style:parent-style-name="Standard">
      <style:paragraph-properties fo:text-align="start" style:justify-single-word="false"/>
      <style:text-properties fo:font-weight="normal" officeooo:rsid="0030a560" officeooo:paragraph-rsid="0030a560" style:font-weight-asian="normal" style:font-weight-complex="normal"/>
    </style:style>
    <style:style style:name="P34" style:family="paragraph" style:parent-style-name="Standard">
      <style:paragraph-properties fo:text-align="start" style:justify-single-word="false" fo:break-before="page"/>
      <style:text-properties fo:font-weight="normal" officeooo:rsid="0030a560" officeooo:paragraph-rsid="0030a560" style:font-weight-asian="normal" style:font-weight-complex="normal"/>
    </style:style>
    <style:style style:name="P35" style:family="paragraph" style:list-style-name="L6"/>
    <style:style style:name="P36" style:family="paragraph">
      <loext:graphic-properties draw:fill="none" draw:fill-color="#ffffff"/>
    </style:style>
    <style:style style:name="T1" style:family="text">
      <style:text-properties fo:font-weight="normal" style:font-weight-asian="normal" style:font-weight-complex="normal"/>
    </style:style>
    <style:style style:name="T2" style:family="text">
      <style:text-properties fo:font-weight="normal" officeooo:rsid="001f3276" style:font-weight-asian="normal" style:font-weight-complex="normal"/>
    </style:style>
    <style:style style:name="T3" style:family="text">
      <style:text-properties fo:font-weight="normal" officeooo:rsid="0021c1d0" style:font-weight-asian="normal" style:font-weight-complex="normal"/>
    </style:style>
    <style:style style:name="T4" style:family="text">
      <style:text-properties fo:font-weight="normal" officeooo:rsid="002395cf" style:font-weight-asian="normal" style:font-weight-complex="normal"/>
    </style:style>
    <style:style style:name="T5" style:family="text">
      <style:text-properties fo:font-weight="normal" officeooo:rsid="0023efea" style:font-weight-asian="normal" style:font-weight-complex="normal"/>
    </style:style>
    <style:style style:name="T6" style:family="text">
      <style:text-properties fo:font-weight="normal" officeooo:rsid="0024722a" style:font-weight-asian="normal" style:font-weight-complex="normal"/>
    </style:style>
    <style:style style:name="T7" style:family="text">
      <style:text-properties fo:font-weight="normal" officeooo:rsid="00253b2a" style:font-weight-asian="normal" style:font-weight-complex="normal"/>
    </style:style>
    <style:style style:name="T8" style:family="text">
      <style:text-properties fo:font-weight="normal" officeooo:rsid="0026cc03" style:font-weight-asian="normal" style:font-weight-complex="normal"/>
    </style:style>
    <style:style style:name="T9" style:family="text">
      <style:text-properties fo:font-weight="normal" officeooo:rsid="002d5f0f" style:font-weight-asian="normal" style:font-weight-complex="normal"/>
    </style:style>
    <style:style style:name="T10" style:family="text">
      <style:text-properties fo:font-weight="normal" officeooo:rsid="002dce2a" style:font-weight-asian="normal" style:font-weight-complex="normal"/>
    </style:style>
    <style:style style:name="T11" style:family="text">
      <style:text-properties fo:font-weight="normal" officeooo:rsid="002f226d" style:font-weight-asian="normal" style:font-weight-complex="normal"/>
    </style:style>
    <style:style style:name="T12" style:family="text">
      <style:text-properties fo:font-weight="normal" officeooo:rsid="0030a560" style:font-weight-asian="normal" style:font-weight-complex="normal"/>
    </style:style>
    <style:style style:name="T13" style:family="text">
      <style:text-properties fo:font-weight="normal" officeooo:rsid="0033a39b" style:font-weight-asian="normal" style:font-weight-complex="normal"/>
    </style:style>
    <style:style style:name="T14" style:family="text">
      <style:text-properties fo:font-weight="normal" officeooo:rsid="00373695" style:font-weight-asian="normal" style:font-weight-complex="normal"/>
    </style:style>
    <style:style style:name="T15" style:family="text">
      <style:text-properties fo:font-weight="normal" officeooo:rsid="0038dc2b" style:font-weight-asian="normal" style:font-weight-complex="normal"/>
    </style:style>
    <style:style style:name="T16" style:family="text">
      <style:text-properties officeooo:rsid="001de6b6"/>
    </style:style>
    <style:style style:name="T17" style:family="text">
      <style:text-properties officeooo:rsid="00283f96"/>
    </style:style>
    <style:style style:name="T18" style:family="text">
      <style:text-properties officeooo:rsid="0028fd87"/>
    </style:style>
    <style:style style:name="T19" style:family="text">
      <style:text-properties officeooo:rsid="002b333f"/>
    </style:style>
    <style:style style:name="T20" style:family="text">
      <style:text-properties officeooo:rsid="002bd185"/>
    </style:style>
    <style:style style:name="T21" style:family="text">
      <style:text-properties officeooo:rsid="002d5f0f"/>
    </style:style>
    <style:style style:name="T22" style:family="text">
      <style:text-properties officeooo:rsid="0030a560"/>
    </style:style>
    <style:style style:name="T23" style:family="text">
      <style:text-properties officeooo:rsid="0030ffc4"/>
    </style:style>
    <style:style style:name="T24" style:family="text">
      <style:text-properties officeooo:rsid="003149f4"/>
    </style:style>
    <style:style style:name="T25" style:family="text">
      <style:text-properties style:text-position="super 58%" officeooo:rsid="00355469"/>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solid"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ligência Artificial – Trabalho 2</text:p>
      <text:p text:style-name="P1">Relatório Sobre Jogos com Oponentes</text:p>
      <text:p text:style-name="P8">Miguel Gomes(201505151), Pedro Antunes(201507254) e Rafael Novais(201508010)</text:p>
      <text:p text:style-name="P8"/>
      <text:p text:style-name="P9"/>
      <text:p text:style-name="P2">1 – Introdução</text:p>
      <text:p text:style-name="P2"/>
      <text:p text:style-name="P3"><text:span text:style-name="T1"><text:tab/></text:span><text:span text:style-name="T2">Os problemas típicos de busca não assumem a presença de um oponente, </text:span><text:span text:style-name="T3">utiizam uma heurística(função de custo) para determinar o caminho a seguir para chegar à solução óptima. </text:span><text:span text:style-name="T4">Nos jogos com oponentes, c</text:span><text:span text:style-name="T2">ada ação de um jogador </text:span><text:span text:style-name="T4">oponente</text:span><text:span text:style-name="T2"> trás uma incerteza nos algoritmos de procura, isto porque não é possível determinar qual será a ação de um jogador num certo momento. </text:span></text:p>
      <text:p text:style-name="P3"><text:span text:style-name="T2"><text:tab/></text:span><text:span text:style-name="T5">O espaço de procura e a complexidade para encontrar um caminho tornam-se extremamente elevados, </text:span><text:span text:style-name="T6">o que leva a alcançar tempos exagerados por cada jogada. Normalmente temos um tempo limite e isso vai forçar a que a busca do caminho até à solução seja apenas uma estimativa.</text:span></text:p>
      <text:p text:style-name="P3"><text:span text:style-name="T6"><text:tab/></text:span><text:span text:style-name="T7">Para o algoritmo ser eficiente utiliza</text:span><text:span text:style-name="T13">mos</text:span><text:span text:style-name="T7"> uma função de avaliação na heurística para cortar alguns ramos de procura que não interessam para encontrar a solução. O algoritmo deve ter os seguintes componentes:</text:span></text:p>
      <text:list xml:id="list1118585015916520616" text:style-name="L1">
        <text:list-item>
          <text:p text:style-name="P17"><text:span text:style-name="T1">estado inicial: </text:span><text:span text:style-name="T8">configuração do inicial do tabuleiro e indicação de quem é a jogar;</text:span></text:p>
        </text:list-item>
        <text:list-item>
          <text:p text:style-name="P22">função para gerar os sucessores: opções de jogada possivéis para o jogador;</text:p>
        </text:list-item>
        <text:list-item>
          <text:p text:style-name="P18"><text:span text:style-name="T10">teste</text:span><text:span text:style-name="T1"> de finalização: se é um estado terminal;</text:span></text:p>
        </text:list-item>
        <text:list-item>
          <text:p text:style-name="P22">função de utilidade: atribuição de um valor a um resultado do jogo.</text:p>
        </text:list-item>
      </text:list>
      <text:p text:style-name="P23"><text:tab/></text:p>
      <text:p text:style-name="P2"><text:span text:style-name="T16">2</text:span> – Algoritmo Minimax</text:p>
      <text:p text:style-name="P2"><text:tab/></text:p>
      <text:p text:style-name="P10"><text:tab/><text:span text:style-name="T17">Este algoritmo é aplicado a um jogo com 2 oponentes, <text:s/>representados por MIN e MAX. Se um jogador ganha, implica que o outro jogador perdeu o jogo. </text:span></text:p>
      <text:p text:style-name="P24"><text:tab/>É representado por uma árvore de decisões, e por norma a raiz da árvore é denominada pelo jogador MAX. É assumido que cada jogador faz a melhor jogada possível para poder ganhar o jogo. Logo, o algoritmo faz com que o jogador MAX tome a melhor estratégia decidindo quais as jogadas a fazer em função dos estados terminais.</text:p>
      <text:p text:style-name="P12"><text:tab/>Caso a árvore de procura seja bastante larga ( profundidades altas) é necessário limitar a profundidade da procura e aplicar a função de finalização aos estados de profundidade máxima para cortar os estados abaixo, e atribuir uma estimativa de utilidade em função da heurística desses nós. </text:p>
      <text:p text:style-name="P12"/>
      <text:p text:style-name="P10"><text:tab/><text:span text:style-name="T18">Etapas:</text:span></text:p>
      <text:list xml:id="list3020258331312195091" text:style-name="L2">
        <text:list-item>
          <text:p text:style-name="P25">Geração da árvore de procura com todos os estados possíveis do jogo.</text:p>
        </text:list-item>
        <text:list-item>
          <text:p text:style-name="P25">Em cada estado terminal é aplicada a função de utilidade.</text:p>
        </text:list-item>
        <text:list-item>
          <text:p text:style-name="P26">Através dos valores dos estados terminais determinar os valores de utilidade dos estados de nível acima, e assim sucessivamente até ao estado raiz.</text:p>
        </text:list-item>
        <text:list-item>
          <text:p text:style-name="P26">O jogador MAX (estado raiz) escolhe a jogada a fazer que o leva à utilidade máxima.</text:p>
        </text:list-item>
      </text:list>
      <text:p text:style-name="P11"/>
      <text:p text:style-name="P11"><text:tab/><text:span text:style-name="T19">Propriedades:</text:span></text:p>
      <text:list xml:id="list6835181053960996064" text:style-name="L3">
        <text:list-item>
          <text:p text:style-name="P27">Retorna uma solução óptima;</text:p>
        </text:list-item>
        <text:list-item>
          <text:p text:style-name="P28">Complexidade Temporal <text:span text:style-name="T22">– </text:span><text:s/>O(b<text:span text:style-name="T25">m</text:span> );</text:p>
        </text:list-item>
        <text:list-item>
          <text:p text:style-name="P27">Complexidade Espacial – O(b.m);</text:p>
          <text:p text:style-name="P27"/>
          <text:list>
            <text:list-header>
              <text:p text:style-name="P27">onde <text:s/>b = fator de ramificação , m= profundidade máxima</text:p>
            </text:list-header>
          </text:list>
        </text:list-item>
      </text:list>
      <text:p text:style-name="P13"/>
      <text:p text:style-name="P16"/>
      <text:p text:style-name="P2"><text:span text:style-name="T16">3</text:span> – Algoritmo Alpha-Beta</text:p>
      <text:p text:style-name="P9"/>
      <text:p text:style-name="P9"><text:tab/><text:span text:style-name="T20">Este algoritmo é uma variação do algoritmo Minimax com a adição de testes que diminuem o número de estados acedidos. São realizados cortes nos ramos da árvore que não influenciam o caminho até à solução, através de valores alpha (melhor valor de utilidade para MAX) e beta (melhor valor de utilidade para MIN).</text:span></text:p>
      <text:p text:style-name="P9"><text:tab/><text:span text:style-name="T20">Os valores alpha e beta vão ser atualizados durante a procura de estados na árvore. Quando um ramo da árvore não melhore estes valores, efetua-se o corte desse mesmo ramo e continua-se a procura para o próximo estado.</text:span></text:p>
      <text:p text:style-name="P9"/>
      <text:p text:style-name="P9"><text:tab/><text:span text:style-name="T21">Propriedades:</text:span></text:p>
      <text:list xml:id="list1134100147101545221" text:style-name="L4">
        <text:list-item>
          <text:p text:style-name="P29">Complexidade Temporal – O(b<text:span text:style-name="T25">m / 2</text:span>); <text:s/></text:p>
          <text:p text:style-name="P29">* pior caso = O(b<text:span text:style-name="T25">m</text:span>) , depende da ordem de visita </text:p>
        </text:list-item>
        <text:list-item>
          <text:p text:style-name="P29">Complexidade Espacial – O(b.m);</text:p>
        </text:list-item>
      </text:list>
      <text:p text:style-name="P9"/>
      <text:p text:style-name="P4"><text:span text:style-name="T16">4</text:span> – Connect Four</text:p>
      <text:p text:style-name="P4"/>
      <text:p text:style-name="P5"><text:tab/><text:span text:style-name="T9">Connect Four é o famoso jogo de estratégia 4-em-linha </text:span><text:span text:style-name="T10">com a atuação de 2 jogadores.</text:span></text:p>
      <text:p text:style-name="P5"><text:span text:style-name="T9"><text:s/><text:tab/></text:span><text:span text:style-name="T10">O tabuleiro de jogo tem 7 colunas e 6 linhas. Em cada jogada, um jogador pode colocar uma ficha numa das 7 colunas caso esta não estiver totalmente preenchida. A ficha inserida vai colocar-se na posição mais abaixo que puder da coluna escolhida.</text:span></text:p>
      <text:p text:style-name="P30"><text:tab/>Há um vencedor caso exista uma sequência de 4 fichas do mesmo jogador, em todas as direções (horizontal, vertical e diagonal).</text:p>
      <text:p text:style-name="P30"/>
      <text:p text:style-name="P5"><text:span text:style-name="T10"><text:tab/></text:span><text:span text:style-name="T11">Função de avaliação: Esta função vai analisar todas as sequências de 4 fichas possíveis que originam uma sequência vitoriosa. Consoante as determinadas fichas de cada jogador nessas sequências, esta função atribui um valor de utilidade (positivo ou negativo) em cada estado do jogo.</text:span></text:p>
      <text:p text:style-name="P31"><text:tab/>Estes valores podem ser:</text:p>
      <text:list xml:id="list9097116387003190714" text:style-name="L5">
        <text:list-item>
          <text:p text:style-name="P19"><text:span text:style-name="T1">1 </text:span><text:span text:style-name="T12">– </text:span><text:span text:style-name="T1"><text:s/>se há um X e não </text:span><text:span text:style-name="T12">há </text:span><text:span text:style-name="T1">O’s;</text:span></text:p>
        </text:list-item>
        <text:list-item>
          <text:p text:style-name="P32">10 – se há dois X’s e não há O’s;</text:p>
        </text:list-item>
        <text:list-item>
          <text:p text:style-name="P32"><draw:frame text:anchor-type="paragraph" draw:z-index="0" draw:name="Forma1" draw:style-name="gr1" draw:text-style-name="P36" svg:width="4.102cm" svg:height="1.191cm" svg:x="12.072cm" svg:y="0.356cm"><draw:text-box><text:p><text:s/>X = nosso jogador</text:p><text:p><text:s/>O = jogador adversário</text:p></draw:text-box></draw:frame>50 – se há três X’s e não há O’s;</text:p>
        </text:list-item>
        <text:list-item>
          <text:p text:style-name="P32">-1 – se há um O e não há X’s;</text:p>
        </text:list-item>
        <text:list-item>
          <text:p text:style-name="P32">-10 – se há dois O’s e não há X’s;</text:p>
        </text:list-item>
        <text:list-item>
          <text:p text:style-name="P32">-50 – se há três O’s e não há X’s</text:p>
        </text:list-item>
        <text:list-item>
          <text:p text:style-name="P32">0 – se não houver nenhuma ficha jogada ou se há uma mistura de fichas</text:p>
        </text:list-item>
      </text:list>
      <text:p text:style-name="P14"/>
      <text:p text:style-name="P14"/>
      <text:p text:style-name="P34"/>
      <text:p text:style-name="P6">5 – Algoritmos Minimax e Alpha-Beta aplicados ao jogo Connect Four</text:p>
      <text:p text:style-name="P6"/>
      <text:p text:style-name="P14"><text:tab/><text:span text:style-name="T23">Estes algoritmos tentam encontrar a melhor jogada em cada momento, ou seja, encontrar uma jogada que maximize as hipoteses se encontrar uma sequência de 4 fichas ganhadoras para si. Em comparação dos dois, ambos escolhem a mesma jogada. Contudo o Minimax gera mais(ou os mesmos) nós do que o Alpha-Beta. Logo, irá demorar mais tempo a processar os nós a mais.</text:span></text:p>
      <text:p text:style-name="P14"><text:tab/><text:span text:style-name="T24">Para podermos atingir um tempo aceitável por jogada e prevenirmos exageros de memória utilizada, foi implementado uma profundidade máxima na procura da melhor jogada. Isto porque o problema em questão tem 7 movimentos possíveis para cada estado, e pode chegar a uma profundidade acima dos 40!!</text:span></text:p>
      <text:p text:style-name="P14"/>
      <text:p text:style-name="P15"><text:tab/><text:span text:style-name="T24">O algortimo Alpha-Beta, como corta algumas ramificações da árvore de procura, não vai demorar o mesmo tempo de procura nem o mesmo espaço de memória. Logo, iremos ter uma melhor performance na procura das jogadas para achar uma sequência vitoriosa. Contudo, também se impõe um limite de profundidade mas este limite eleva-nos a probabilidade de ganhar, isto porque estará numa profundidade mais alta do que o Minimax.</text:span></text:p>
      <text:p text:style-name="P14"><text:tab/></text:p>
      <text:p text:style-name="P7">6 – Conclusões</text:p>
      <text:p text:style-name="P7"/>
      <text:p text:style-name="P7"><text:tab/><text:span text:style-name="T14">Se aplicarmos os cortes nas sub-árvores de procura, que consistem em jogadas impossivéis de serem efetuadas para um jogador se o seu adversário jogar de forma óptima, estamos a elevar a nossa estimativa de cada jogada para encontrar a melhor para cada momento. </text:span></text:p>
      <text:p text:style-name="P7"><text:span text:style-name="T14"><text:tab/></text:span><text:span text:style-name="T15">Para casos de jogos com uma árvore que tenha uma profundidade muito grande, é impossível efetuar estimativas, sem cortes, para todos os ramos da árvore ( demoraria imenso a calcular cada jogada).</text:span></text:p>
      <text:p text:style-name="P7"><text:span text:style-name="T15"/></text:p>
      <text:p text:style-name="P21">7 – Bibliografia</text:p>
      <text:p text:style-name="P21"/>
      <text:list xml:id="list7337516173896925235" text:style-name="L6">
        <text:list-item>
          <text:p>http://aima.cs.berkeley.edu/<text:span text:style-name="T15"><text:tab/>- Artificial Intelligence: a Modern Approach;</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3T16:37:39.457868266</meta:creation-date>
    <dc:date>2018-06-05T19:05:44.843109813</dc:date>
    <meta:editing-duration>PT28M23S</meta:editing-duration>
    <meta:editing-cycles>4</meta:editing-cycles>
    <meta:generator>LibreOffice/5.1.6.2$Linux_X86_64 LibreOffice_project/10m0$Build-2</meta:generator>
    <meta:document-statistic meta:table-count="0" meta:image-count="0" meta:object-count="0" meta:page-count="3" meta:paragraph-count="58" meta:word-count="1026" meta:character-count="6036" meta:non-whitespace-character-count="5033"/>
  </office:meta>
</office:document-meta>
</file>